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fo:font-weight="bold" officeooo:rsid="0020252e" officeooo:paragraph-rsid="0020252e"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Times New Roman" fo:font-size="12pt" officeooo:rsid="001dd443" officeooo:paragraph-rsid="0020252e" style:font-size-asian="12pt" style:font-size-complex="12pt"/>
    </style:style>
    <style:style style:name="P3" style:family="paragraph" style:parent-style-name="Standard">
      <style:text-properties fo:font-weight="bold" officeooo:rsid="001d5bc0" officeooo:paragraph-rsid="001d5bc0" style:font-weight-asian="bold" style:font-weight-complex="bold"/>
    </style:style>
    <style:style style:name="P4" style:family="paragraph" style:parent-style-name="Standard">
      <style:text-properties fo:font-weight="bold" officeooo:rsid="001d5bc0" officeooo:paragraph-rsid="001e44e1" style:font-weight-asian="bold" style:font-weight-complex="bold"/>
    </style:style>
    <style:style style:name="P5" style:family="paragraph" style:parent-style-name="Standard">
      <style:text-properties fo:font-weight="bold" officeooo:rsid="001e44e1" officeooo:paragraph-rsid="001e44e1" style:font-weight-asian="bold" style:font-weight-complex="bold"/>
    </style:style>
    <style:style style:name="P6" style:family="paragraph" style:parent-style-name="Standard">
      <style:text-properties fo:font-weight="bold" officeooo:rsid="0020252e" officeooo:paragraph-rsid="0020252e" style:font-weight-asian="bold" style:font-weight-complex="bold"/>
    </style:style>
    <style:style style:name="P7" style:family="paragraph" style:parent-style-name="Standard">
      <style:text-properties fo:font-weight="bold" officeooo:rsid="00288b06" officeooo:paragraph-rsid="00288b06" style:font-weight-asian="bold" style:font-weight-complex="bold"/>
    </style:style>
    <style:style style:name="P8" style:family="paragraph" style:parent-style-name="Standard">
      <style:text-properties fo:font-weight="normal" officeooo:rsid="0026b9fe" officeooo:paragraph-rsid="0026b9fe" style:font-weight-asian="normal" style:font-weight-complex="normal"/>
    </style:style>
    <style:style style:name="P9" style:family="paragraph" style:parent-style-name="Standard">
      <style:text-properties fo:font-weight="normal" officeooo:rsid="00293c4d" officeooo:paragraph-rsid="00293c4d" style:font-weight-asian="normal" style:font-weight-complex="normal"/>
    </style:style>
    <style:style style:name="P10" style:family="paragraph" style:parent-style-name="Standard">
      <style:text-properties fo:font-weight="normal" officeooo:rsid="00293c4d" officeooo:paragraph-rsid="002a784e" style:font-weight-asian="normal" style:font-weight-complex="normal"/>
    </style:style>
    <style:style style:name="P11" style:family="paragraph" style:parent-style-name="Heading_20_2">
      <style:paragraph-properties fo:text-align="justify" style:justify-single-word="false"/>
      <style:text-properties style:font-name="Times New Roman" fo:font-size="11pt" officeooo:rsid="000f84fc" officeooo:paragraph-rsid="0020252e" style:font-size-asian="11pt" style:font-size-complex="11pt"/>
    </style:style>
    <style:style style:name="P12" style:family="paragraph" style:parent-style-name="Standard">
      <style:text-properties fo:font-weight="normal" officeooo:rsid="0026b9fe" officeooo:paragraph-rsid="0026b9fe" style:font-weight-asian="normal" style:font-weight-complex="normal"/>
    </style:style>
    <style:style style:name="P13" style:family="paragraph" style:parent-style-name="Text_20_body">
      <style:paragraph-properties fo:text-align="justify" style:justify-single-word="false"/>
      <style:text-properties style:font-name="Times New Roman" fo:font-size="12pt" officeooo:rsid="001dd443" officeooo:paragraph-rsid="002f09df" style:font-size-asian="12pt" style:font-size-complex="12pt"/>
    </style:style>
    <style:style style:name="P14"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style:font-name="Times New Roman" fo:font-size="12pt" fo:font-weight="normal" officeooo:rsid="002f09df" officeooo:paragraph-rsid="002f09df"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officeooo:paragraph-rsid="002f09df"/>
    </style:style>
    <style:style style:name="T1" style:family="text">
      <style:text-properties officeooo:rsid="001e44e1"/>
    </style:style>
    <style:style style:name="T2" style:family="text">
      <style:text-properties fo:font-size="12pt" style:font-size-asian="12pt" style:font-size-complex="12pt"/>
    </style:style>
    <style:style style:name="T3" style:family="text">
      <style:text-properties fo:font-size="12pt" officeooo:rsid="001dd443" style:font-size-asian="12pt" style:font-size-complex="12pt"/>
    </style:style>
    <style:style style:name="T4" style:family="text">
      <style:text-properties fo:font-size="12pt" officeooo:rsid="002f09df" style:font-size-asian="12pt" style:font-size-complex="12pt"/>
    </style:style>
    <style:style style:name="T5" style:family="text">
      <style:text-properties style:font-name="Times New Roman" fo:font-size="12pt" officeooo:rsid="000f84fc" style:font-size-asian="12pt" style:font-size-complex="12pt"/>
    </style:style>
    <style:style style:name="T6" style:family="text">
      <style:text-properties style:font-name="Times New Roman" fo:font-size="12pt" officeooo:rsid="001dd443" style:font-size-asian="12pt" style:font-size-complex="12pt"/>
    </style:style>
    <style:style style:name="T7" style:family="text">
      <style:text-properties fo:font-weight="normal" officeooo:rsid="002147c4" style:font-weight-asian="normal" style:font-weight-complex="normal"/>
    </style:style>
    <style:style style:name="T8" style:family="text">
      <style:text-properties officeooo:rsid="00288b06"/>
    </style:style>
    <style:style style:name="T9" style:family="text">
      <style:text-properties officeooo:rsid="00293c4d"/>
    </style:style>
    <style:style style:name="T10" style:family="text">
      <style:text-properties officeooo:rsid="002a784e"/>
    </style:style>
    <style:style style:name="T11" style:family="text">
      <style:text-properties officeooo:rsid="002f09df"/>
    </style:style>
    <style:style style:name="T12" style:family="text">
      <style:text-properties officeooo:rsid="003166e5"/>
    </style:style>
    <style:style style:name="T13" style:family="text">
      <style:text-properties officeooo:rsid="0031c0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Methodology</text:p>
      <text:p text:style-name="P5">2.1 Hybrid text classification Model</text:p>
      <text:p text:style-name="P5"><text:tab/><text:span text:style-name="T7">brief about preprocessing , text representation , text classif ml hybrid , text classif dl hybrid</text:span></text:p>
      <text:p text:style-name="P3"><text:span text:style-name="T1">2.1.1 </text:span>Preprocessing</text:p>
      <text:p text:style-name="P8">[1. output , explain ] </text:p>
      <text:p text:style-name="P8"><text:tab/><text:span text:style-name="T12">The language and vocabulary used in chat can vary from the original rules. To normalize the vocabulary used and to remove the most frequently occuring words and articles, preprocessing is applied on the text before training the model. </text:span><text:span text:style-name="T13">The text is converted to lowercase , html tags are removed ,punctuations are removed , </text:span></text:p>
      <text:p text:style-name="P3"/>
      <text:p text:style-name="P4"><text:span text:style-name="T1">2.1.2 </text:span>Text Representation : bow, tfidf, word2vec</text:p>
      <text:p text:style-name="P8">[2. output , explain ] </text:p>
      <text:p text:style-name="P8">[3. output , explain ] </text:p>
      <text:p text:style-name="P4"/>
      <text:p text:style-name="P4"><text:span text:style-name="T1">2.1.3 </text:span>Text classif ML model ensemble : GNB, MNB, BNB , SVC, KNC, DTC, LRC, RFC, ABC, BC, ETC, GBDT , XGB</text:p>
      <text:p text:style-name="P8">[4. output , explain ] -- </text:p>
      <text:p text:style-name="P8">[5. output , explain ] </text:p>
      <text:p text:style-name="P8"/>
      <text:p text:style-name="P4"><text:span text:style-name="T1">2.1.4 </text:span>Text classif DL model ensemble : ANN, GRU , LSTM</text:p>
      <text:p text:style-name="P8">[6. output , explain ] </text:p>
      <text:p text:style-name="P8">[7. output , explain ] --</text:p>
      <text:p text:style-name="P3"/>
      <text:p text:style-name="P7">2.2 Hybrid Sales Prediction Model</text:p>
      <text:p text:style-name="P3"><text:span text:style-name="T1">2.2.</text:span><text:span text:style-name="T8">1</text:span><text:span text:style-name="T1"> </text:span>EDA : Orderwise , productwise, clientwise</text:p>
      <text:p text:style-name="P9">[1. output, explain]</text:p>
      <text:p text:style-name="P9">[2. output, explain]</text:p>
      <text:p text:style-name="P9">[3. output, explain]</text:p>
      <text:p text:style-name="P9">[4. output, explain]</text:p>
      <text:p text:style-name="P9"/>
      <text:p text:style-name="P3"><text:span text:style-name="T1">2.2.</text:span><text:span text:style-name="T8">2</text:span><text:span text:style-name="T1"> </text:span>Model training(hyperparameter tuning,<text:span text:style-name="T9">normalization</text:span>) : multiple lr,polynomial, ridge, lasso , elasticNet, logistic , softmax, dtree, reg tree, random forest : Orderwise , productwise, clientwise</text:p>
      <text:p text:style-name="P9">[5. output, explain]</text:p>
      <text:p text:style-name="P9">[6. output, explain]</text:p>
      <text:p text:style-name="P9">[7. output, explain]</text:p>
      <text:p text:style-name="P9">[8. output, explain]</text:p>
      <text:p text:style-name="P9">[9. output, explain]</text:p>
      <text:p text:style-name="P9">[10. output, explain]</text:p>
      <text:p text:style-name="P9">[11. output, explain]</text:p>
      <text:p text:style-name="P9">[12. output, explain]</text:p>
      <text:p text:style-name="P9">[13. output, explain]</text:p>
      <text:p text:style-name="P10">[<text:span text:style-name="T10">14</text:span>. output, explain]</text:p>
      <text:p text:style-name="P10">[<text:span text:style-name="T10">1</text:span>5. output, explain]</text:p>
      <text:p text:style-name="P10"/>
      <text:p text:style-name="P9"/>
      <text:p text:style-name="P3"><text:span text:style-name="T1">2.2.</text:span><text:span text:style-name="T8">3</text:span><text:span text:style-name="T1"> </text:span>Ensemble model training : voting , bagging , random forest, ADA boosting , gradient boosting , stacking , blending : Orderwise , productwise, clientwise</text:p>
      <text:p text:style-name="P10">[<text:span text:style-name="T10">16</text:span>. output, explain]</text:p>
      <text:p text:style-name="P10">[<text:span text:style-name="T10">17</text:span>. output, explain]</text:p>
      <text:p text:style-name="P10">[<text:span text:style-name="T10">18</text:span>. output, explain]</text:p>
      <text:p text:style-name="P10">[<text:span text:style-name="T10">19</text:span>. output, explain]</text:p>
      <text:p text:style-name="P10"><text:soft-page-break/>[<text:span text:style-name="T10">20</text:span>. output, explain]</text:p>
      <text:p text:style-name="P10">[<text:span text:style-name="T10">21</text:span>. output, explain]</text:p>
      <text:p text:style-name="P10"/>
      <text:p text:style-name="P6">3. Experimental Design : already avail , own datasets</text:p>
      <text:h text:style-name="P11" text:outline-level="2"><text:span text:style-name="T3">3</text:span><text:span text:style-name="T2">.</text:span><text:span text:style-name="T3">1</text:span><text:span text:style-name="T2"> </text:span><text:span text:style-name="T3">Prebuilt Dataset</text:span></text:h>
      <text:p text:style-name="P2">- IMDB Movie review for sentiment classif.</text:p>
      <text:p text:style-name="P2"/>
      <text:h text:style-name="P11" text:outline-level="2"><text:span text:style-name="T3">3</text:span><text:span text:style-name="T2">.</text:span><text:span text:style-name="T3">2</text:span><text:span text:style-name="T2"> </text:span><text:span text:style-name="T4">Dataset Generation</text:span></text:h>
      <text:p text:style-name="P15">[0. output, explain] </text:p>
      <text:p text:style-name="P14"><text:span text:style-name="T11"><text:tab/>- avg sampling done to get chats before order</text:span></text:p>
      <text:p text:style-name="P16"><text:span text:style-name="T5"><text:tab/>- </text:span><text:span text:style-name="T6">Orderwise</text:span></text:p>
      <text:p text:style-name="P13"><text:tab/>- Productwise</text:p>
      <text:p text:style-name="P14"><text:tab/>- Clientwise</text:p>
      <text:p text:style-name="P14"/>
      <text:p text:style-name="P1">4. Performance Evaluation</text:p>
      <text:p text:style-name="P1">4.1 : all metrics results for hybrid text model , sales model</text:p>
      <text:p text:style-name="P1">4.2 : performance analysis hybrid text model , sales model</text:p>
      <text:p text:style-name="P1">4.3 : discussion for sales, text model</text:p>
      <text:p text:style-name="P1"/>
      <text:p text:style-name="P1">5. Conclusion: sales hybrid , text hybrid model</text:p>
      <text:p text:style-name="P1"/>
      <text:p text:style-name="P1">1. Introduction</text:p>
      <text:p text:style-name="P1">1.1 : Related works – all models rps [write 6.Ref here]</text:p>
      <text:p text:style-name="P1">1.2 : Motivation – DLOM project</text:p>
      <text:p text:style-name="P1">1.3 : Contribution – hybrid sales model using hybrid text classif</text:p>
      <text:p text:style-name="P1">1.4 : Outline of proposed – hybrid sales model using hybrid text classif</text:p>
      <text:p text:style-name="P1">1.5 : Organizatoni of pap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23:17.781388672</meta:creation-date>
    <meta:generator>LibreOffice/7.2.7.2$Linux_X86_64 LibreOffice_project/20$Build-2</meta:generator>
    <dc:date>2022-10-14T08:45:12.595376912</dc:date>
    <meta:editing-duration>P3DT14H38M46S</meta:editing-duration>
    <meta:editing-cycles>13</meta:editing-cycles>
    <meta:document-statistic meta:table-count="0" meta:image-count="0" meta:object-count="0" meta:page-count="2" meta:paragraph-count="60" meta:word-count="403" meta:character-count="2469" meta:non-whitespace-character-count="2107"/>
  </office:meta>
</office:document-meta>
</file>